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6.799791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ODO</text:p>
          </table:table-cell>
          <table:table-cell office:value-type="string" table:style-name="ce2">
            <text:p>X=50%</text:p>
          </table:table-cell>
          <table:table-cell office:value-type="string" table:style-name="ce1">
            <text:p>O=25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Vorbereitung</text:p>
          </table:table-cell>
          <table:table-cell office:value-type="string" table:style-name="ce2">
            <text:p>X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~~~Collaborationstool finden</text:p>
          </table:table-cell>
          <table:table-cell office:value-type="string" table:style-name="ce2">
            <text:p>X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~~~github einrichten</text:p>
          </table:table-cell>
          <table:table-cell office:value-type="string" table:style-name="ce2">
            <text:p>X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~~~github testen</text:p>
          </table:table-cell>
          <table:table-cell office:value-type="string" table:style-name="ce2">
            <text:p>X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~~~Grobplanung (.txt)</text:p>
          </table:table-cell>
          <table:table-cell office:value-type="string" table:style-name="ce2">
            <text:p>X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grammierung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~~~Sprache wählen</text:p>
          </table:table-cell>
          <table:table-cell office:value-type="string" table:style-name="ce2">
            <text:p>X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~~~Servlet schreiben</text:p>
          </table:table-cell>
          <table:table-cell office:value-type="string" table:style-name="ce2">
            <text:p>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~~~Webserverlösung finden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~~~µC programmieren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~~~Verbindung µC &lt;-&gt; Servlet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Elektronik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~~~µC wählen</text:p>
          </table:table-cell>
          <table:table-cell office:value-type="string" table:style-name="ce2">
            <text:p>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~~~Schaltung entwerfen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~~~Internet-Recherche</text:p>
          </table:table-cell>
          <table:table-cell office:value-type="string" table:style-name="ce2">
            <text:p>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~~~HTL-Wetterstation studiere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Verkabel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Konstruktion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Wahl des Konstruktionsprogrammes</text:p>
          </table:table-cell>
          <table:table-cell office:value-type="string" table:style-name="ce2">
            <text:p>X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~~~Ideensammlung</text:p>
          </table:table-cell>
          <table:table-cell office:value-type="string" table:style-name="ce2">
            <text:p>X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~~~Internet-Recherche</text:p>
          </table:table-cell>
          <table:table-cell office:value-type="string" table:style-name="ce2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~~~Konstruieren</text:p>
          </table:table-cell>
          <table:table-cell office:value-type="string" table:style-name="ce2">
            <text:p>X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~~~Umwandlung in Fertigungszeichn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Fertigung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Verschrauben der ITEM-Profile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~~~Fräsen/Dreh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~~~Montage</text:p>
          </table:table-cell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Tabelle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imes</meta:initial-creator>
    <dc:creator>Limes</dc:creator>
    <meta:creation-date>2011-07-26T08:37:04Z</meta:creation-date>
    <dc:date>2011-07-26T13:58:21Z</dc:date>
    <meta:editing-duration>PT0S</meta:editing-duration>
  </office:meta>
</office:document-meta>
</file>